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ead" officeooo:paragraph-rsid="00119ead"/>
    </style:style>
    <style:style style:name="P2" style:family="paragraph" style:parent-style-name="Standard">
      <style:text-properties officeooo:rsid="00119ead" officeooo:paragraph-rsid="00186197"/>
    </style:style>
    <style:style style:name="P3" style:family="paragraph" style:parent-style-name="Standard">
      <style:text-properties officeooo:rsid="0019e930" officeooo:paragraph-rsid="0019e930"/>
    </style:style>
    <style:style style:name="P4" style:family="paragraph" style:parent-style-name="Standard">
      <style:text-properties officeooo:rsid="001b8de5" officeooo:paragraph-rsid="001b8de5"/>
    </style:style>
    <style:style style:name="P5" style:family="paragraph" style:parent-style-name="Standard">
      <style:text-properties fo:font-weight="bold" officeooo:rsid="001b8de5" officeooo:paragraph-rsid="001b8de5" style:font-weight-asian="bold" style:font-weight-complex="bold"/>
    </style:style>
    <style:style style:name="P6" style:family="paragraph" style:parent-style-name="Standard">
      <style:text-properties fo:font-weight="normal" officeooo:rsid="001b8de5" officeooo:paragraph-rsid="001b8de5" style:font-weight-asian="normal" style:font-weight-complex="normal"/>
    </style:style>
    <style:style style:name="P7" style:family="paragraph" style:parent-style-name="Standard">
      <style:text-properties officeooo:rsid="001c1680" officeooo:paragraph-rsid="001c1680"/>
    </style:style>
    <style:style style:name="P8" style:family="paragraph" style:parent-style-name="Standard">
      <style:text-properties officeooo:rsid="001e4808" officeooo:paragraph-rsid="001e4808"/>
    </style:style>
    <style:style style:name="P9" style:family="paragraph" style:parent-style-name="Standard">
      <style:text-properties officeooo:rsid="001edb10" officeooo:paragraph-rsid="001edb10"/>
    </style:style>
    <style:style style:name="P10" style:family="paragraph" style:parent-style-name="Preformatted_20_Text">
      <style:text-properties officeooo:rsid="0021e67d" officeooo:paragraph-rsid="0021e67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12" style:family="paragraph" style:parent-style-name="Standard">
      <style:text-properties officeooo:rsid="001edb10" officeooo:paragraph-rsid="001edb10"/>
    </style:style>
    <style:style style:name="P13" style:family="paragraph" style:parent-style-name="Standard">
      <style:text-properties officeooo:rsid="0021e67d" officeooo:paragraph-rsid="0021e67d"/>
    </style:style>
    <style:style style:name="T1" style:family="text">
      <style:text-properties officeooo:rsid="00148d81"/>
    </style:style>
    <style:style style:name="T2" style:family="text">
      <style:text-properties officeooo:rsid="001737e5"/>
    </style:style>
    <style:style style:name="T3" style:family="text">
      <style:text-properties officeooo:rsid="00186197"/>
    </style:style>
    <style:style style:name="T4" style:family="text">
      <style:text-properties officeooo:rsid="0019ce91"/>
    </style:style>
    <style:style style:name="T5" style:family="text">
      <style:text-properties officeooo:rsid="001dee4b"/>
    </style:style>
    <style:style style:name="T6" style:family="text">
      <style:text-properties officeooo:rsid="00207c3c"/>
    </style:style>
    <style:style style:name="T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kdir -p ~/catkin_orb/src</text:p>
      <text:p text:style-name="Standard">cd catkin_orb/</text:p>
      <text:p text:style-name="Standard">catkin_make</text:p>
      <text:p text:style-name="Standard">source devel/setup.bash</text:p>
      <text:p text:style-name="Standard">echo $ROS_PACKAGE_PATH</text:p>
      <text:p text:style-name="Standard"><text:line-break/>git clone --recursive <text:a xlink:type="simple" xlink:href="https://github.com/stevenlovegrove/Pangolin.git" text:style-name="Internet_20_link" text:visited-style-name="Visited_20_Internet_20_Link">https://github.com/stevenlovegrove/Pangolin.git</text:a><text:line-break/></text:p>
      <text:p text:style-name="Standard">./scripts/install_prerequisites.sh --dry-run recommended</text:p>
      <text:p text:style-name="Standard">./scripts/install_prerequisites.sh -m brew all</text:p>
      <text:p text:style-name="Standard">./scripts/install_prerequisites.sh recommended</text:p>
      <text:p text:style-name="Standard"><text:line-break/>mkdir build &amp;&amp; cd build</text:p>
      <text:p text:style-name="Standard">cmake ..</text:p>
      <text:p text:style-name="Standard">cmake --build .</text:p>
      <text:p text:style-name="Standard"/>
      <text:p text:style-name="Standard">cd eigen-3.4.0/</text:p>
      <text:p text:style-name="P1">mkdir build</text:p>
      <text:p text:style-name="P1">cd build</text:p>
      <text:p text:style-name="P1">cmake ..</text:p>
      <text:p text:style-name="P1">sudo make install</text:p>
      <text:p text:style-name="P1"/>
      <text:p text:style-name="P2"><text:a xlink:type="simple" xlink:href="https://github.com/opencv/opencv.git" text:style-name="Internet_20_link" text:visited-style-name="Visited_20_Internet_20_Link">https://github.com/opencv/opencv.git</text:a><text:line-break/><text:line-break/><text:span text:style-name="T1">Change Cmakelist opencv version 4.4 to 4.2 inside ORB_SLAM3<text:line-break/><text:line-break/></text:span><text:a xlink:type="simple" xlink:href="https://github.com/UZ-SLAMLab/ORB_SLAM3/issues/387" text:style-name="Internet_20_link" text:visited-style-name="Visited_20_Internet_20_Link"><text:span text:style-name="T1">https://github.com/UZ-SLAMLab/ORB_SLAM3/issues/387</text:span></text:a><text:span text:style-name="T1"><text:line-break/></text:span><text:span text:style-name="T2">slot reference error</text:span><text:span text:style-name="T1"><text:line-break/>sed -i 's/++11/++14/g' C</text:span><text:span text:style-name="T6">M</text:span><text:span text:style-name="T1">akeLists.txt<text:line-break/><text:line-break/></text:span><text:span text:style-name="T3">change file build_ros.sh – examples to examples_old</text:span></text:p>
      <text:p text:style-name="P2"><text:span text:style-name="T3">Inside the below folder change cmake list – add project(ORB_SLAM3) </text:span><text:span text:style-name="T4">in line 1</text:span><text:span text:style-name="T3"><text:line-break/>/home/skanda/catkin_orb/ORB_SLAM3/Examples_old/ROS/ORB_SLAM3</text:span></text:p>
      <text:p text:style-name="P2"/>
      <text:p text:style-name="P3">change ros_package_path to following:</text:p>
      <text:p text:style-name="P2">export ROS_PACKAGE_PATH=/home/skanda/catkin_orb/ORB_SLAM3/Examples_old/ROS:$ROS_PACKAGE_PATH</text:p>
      <text:p text:style-name="P5">if it doesn’t work, put the same line in terminal</text:p>
      <text:p text:style-name="P4"/>
      <text:p text:style-name="P6">in /home/skanda/catkin_orb/ORB_SLAM3/Examples_old/ROS/ORB_SLAM3/Cmakelists.txt<text:line-break/>replace with existing line to below <text:line-break/> <text:s text:c="2"/>find_package(OpenCV 4.2.0 QUIET)<text:tab/></text:p>
      <text:p text:style-name="P4"><text:line-break/><text:span text:style-name="T5">follow instructions from https://github.com/UZ-SLAMLab/ORB_SLAM3/issues/479</text:span></text:p>
      <text:p text:style-name="P7">replace<text:line-break/>cv::Mat Tcw = mpSLAM-&gt;TrackMonocular(cv_ptr-&gt;image,cv_ptr-&gt;header.stamp.toSec());</text:p>
      <text:p text:style-name="P7">with <text:s text:c="3"/></text:p>
      <text:p text:style-name="P7"><text:soft-page-break/>cv::Mat Tcw=ORB_SLAM3::Converter::toCvMat(mpSLAM→TrackMonocular(cv_ptr→image,cv_ptr→header.stamp.toSec()).matrix());</text:p>
      <text:p text:style-name="P7"/>
      <text:p text:style-name="P8">and the next two steps</text:p>
      <text:p text:style-name="P2"/>
      <text:p text:style-name="P9">next build inside sophus</text:p>
      <text:p text:style-name="P9">cmake ..</text:p>
      <text:p text:style-name="P9">make </text:p>
      <text:p text:style-name="P9">sudo make install</text:p>
      <text:p text:style-name="P9"/>
      <text:p text:style-name="P13">include inside cmakelist of orbslam3 and Dbow2</text:p>
      <text:p text:style-name="P10"><text:span text:style-name="Source_20_Text"><text:span text:style-name="T7">find_package (OpenCV 4.0.0 REQUIRED)</text:span></text:span></text:p>
      <text:p text:style-name="P11"><text:span text:style-name="Source_20_Text"><text:span text:style-name="T7">include_directories ("/usr/include/opencv4/")</text:span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20:45:12.018363386</meta:creation-date>
    <dc:date>2022-04-12T13:17:44.718897563</dc:date>
    <meta:editing-duration>PT4H57M4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151" meta:character-count="1640" meta:non-whitespace-character-count="1508"/>
  </office:meta>
</office:document-meta>
</file>